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top="0.423cm" fo:margin-bottom="0.423cm" style:contextual-spacing="false" fo:line-height="100%"/>
      <style:text-properties officeooo:paragraph-rsid="0007c0ec"/>
    </style:style>
    <style:style style:name="P3" style:family="paragraph" style:parent-style-name="normal" style:master-page-name="Standard">
      <style:paragraph-properties fo:margin-top="0.423cm" fo:margin-bottom="0.423cm" style:contextual-spacing="false" fo:line-height="100%" style:page-number="1"/>
      <style:text-properties officeooo:paragraph-rsid="0007c0ec"/>
    </style:style>
    <style:style style:name="T1" style:family="text">
      <style:text-properties officeooo:rsid="0007c0ec"/>
    </style:style>
    <style:style style:name="T2" style:family="text">
      <style:text-properties officeooo:rsid="00088c3c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officeooo:rsid="0007c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ne Eyre is a novel <text:span text:style-name="T3">first published in 1847 </text:span><text:span text:style-name="T4">and written</text:span><text:span text:style-name="T3"> by Charlotte Bronte</text:span>. It tells the <text:span text:style-name="T4">tale</text:span> of a young woman <text:span text:style-name="T1">by the name of</text:span> Jane. <text:span text:style-name="T4">A</text:span><text:span text:style-name="T3">fter a difficult childhood </text:span><text:span text:style-name="T4">Jane</text:span><text:span text:style-name="T3"> becomes a governess at Thornfield Hall,</text:span> <text:span text:style-name="T1">working for</text:span> <text:span text:style-name="T3">Mr. Rochester, </text:span><text:span text:style-name="T4">who she quickly becomes infatuated with</text:span>. However, <text:span text:style-name="T4">within the walls of the mansion lurks a dark secret,</text:span><text:span text:style-name="T1"> </text:span><text:span text:style-name="T4">threatening to complicate their relationship.</text:span></text:p>
      <text:p text:style-name="P2">The novel is <text:span text:style-name="T1">chiefly</text:span> a bildungsroman, or coming-of-age story, <text:span text:style-name="T1">which</text:span> explores themes of love, independence, and morality. Throughout the novel, <text:span text:style-name="T3">Jane grapples with her own sense of identity </text:span><text:span text:style-name="T4">and</text:span><text:span text:style-name="T3"> struggles to find her place in the world </text:span>. She is both <text:span text:style-name="T4">deeply compassionate and strongly independent</text:span><text:span text:style-name="T3">, </text:span><text:span text:style-name="T4">with her journey towards self-discovery being the novel’s key theme.</text:span></text:p>
      <text:p text:style-name="P1"><text:span text:style-name="T2">The novel repeatedly showcases how appearance and reality may differ</text:span>. Jane is repeatedly confronted with situations where things are not what they seem, <text:span text:style-name="T2">and must look beyond the surface to find the truth of things</text:span>. For example, <text:span text:style-name="T2">while </text:span>Mr. Rochester initially presents himself as a gruff and unapproachable figure, Jane <text:span text:style-name="T2">eventually</text:span> gets to know him better, <text:span text:style-name="T2">and</text:span> discovers <text:span text:style-name="T2">he is</text:span> a kind and vulnerable man. <text:span text:style-name="T2">At the same time, he has a terrible secret weighing down on him.</text:span></text:p>
      <text:p text:style-name="P1">The novel also touches on <text:span text:style-name="T2">topics</text:span> of <text:span text:style-name="T2">class and gender</text:span>. As a young woman without wealth or status, Jane is often subject to discrimination <text:span text:style-name="T2">by others</text:span>. However, <text:span text:style-name="T2">does not let herself be</text:span> defined by her circumstances, instead <text:span text:style-name="T2">striving</text:span> to create a life for herself that is both fulfilling and meaningful. In this <text:span text:style-name="T2">sense</text:span>, the novel can be seen as a feminist text, a<text:span text:style-name="T2">s it is a</text:span> <text:span text:style-name="T2">story that</text:span> the struggles faced by women in a patriarchal society <text:span text:style-name="T2">and that celebrates their resilience.</text:span></text:p>
      <text:p text:style-name="P1">Finally, <text:span text:style-name="T2">the setting of the novel is core to understanding it.</text:span> The rugged landscape of the Yorkshire moors serves as a <text:span text:style-name="T2">strong</text:span> backdrop to the story, and Bronte's vivid descriptions of the natural world <text:span text:style-name="T2">help contrast the novel’s themes</text:span>. Moreover, the <text:span text:style-name="T2">story</text:span> is set during a time of great social and economic change in England, and <text:span text:style-name="T2">the author</text:span> uses <text:span text:style-name="T2">her novel to comment on broader social issues of the time.</text:span></text:p>
      <text:p text:style-name="P1">In conclusion, Jane Eyre is a rich and complex novel that explores a wide <text:span text:style-name="T2">variety</text:span> of themes, including <text:span text:style-name="T2">gender, identity, love,</text:span> <text:span text:style-name="T2">class, and</text:span> the relationship between individuals and their <text:span text:style-name="T2">environment</text:span>. Its <text:span text:style-name="T2">undiminished</text:span> popularity <text:span text:style-name="T2">speaks volumes </text:span>to its timeless themes and <text:span text:style-name="T2">its compelling storytelling.</text:span></text:p>
      <text:p text:style-name="normal">(39<text:span text:style-name="T2">7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6-11T23:28:41.284000000</dc:date>
    <meta:editing-duration>PT10M59S</meta:editing-duration>
    <meta:editing-cycles>3</meta:editing-cycles>
    <meta:document-statistic meta:table-count="0" meta:image-count="0" meta:object-count="0" meta:page-count="1" meta:paragraph-count="7" meta:word-count="395" meta:character-count="2386" meta:non-whitespace-character-count="1998"/>
  </office:meta>
</office:document-meta>
</file>